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376743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normal" officeooo:rsid="003357ff" officeooo:paragraph-rsid="0037674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weight="bold" officeooo:rsid="0019eb27" officeooo:paragraph-rsid="001c0208" style:font-weight-asian="bold" style:font-weight-complex="bold"/>
    </style:style>
    <style:style style:name="P5" style:family="paragraph" style:parent-style-name="Standard">
      <style:text-properties officeooo:paragraph-rsid="006b2331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weight="normal" officeooo:rsid="00700311" officeooo:paragraph-rsid="00700311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00311" officeooo:paragraph-rsid="00700311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a519b" officeooo:paragraph-rsid="007a519b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a519b" officeooo:paragraph-rsid="007a519b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24cc1" officeooo:paragraph-rsid="00724cc1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24cc1" officeooo:paragraph-rsid="007b6d15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40595" officeooo:paragraph-rsid="007b6d15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44946" officeooo:paragraph-rsid="00700311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3e44b" officeooo:paragraph-rsid="00700311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text-properties style:text-line-through-style="none" style:text-line-through-type="none" style:font-name="DejaVu Sans Condensed1" fo:font-size="12pt" fo:font-weight="normal" officeooo:rsid="00714116" officeooo:paragraph-rsid="00714116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text-properties style:text-line-through-style="none" style:text-line-through-type="none" style:font-name="DejaVu Sans Condensed1" fo:font-size="12pt" fo:font-weight="normal" officeooo:rsid="0070bb29" officeooo:paragraph-rsid="00389feb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text-properties style:text-line-through-style="none" style:text-line-through-type="none" style:font-name="DejaVu Sans Condensed1" fo:font-size="12pt" fo:font-weight="normal" officeooo:rsid="0070bb29" officeooo:paragraph-rsid="0070bb29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text-properties style:text-line-through-style="none" style:text-line-through-type="none" style:font-name="DejaVu Sans Condensed1" officeooo:rsid="00714116" officeooo:paragraph-rsid="00714116"/>
    </style:style>
    <style:style style:name="P20" style:family="paragraph" style:parent-style-name="Standard" style:list-style-name="L5">
      <style:text-properties officeooo:paragraph-rsid="003a516d"/>
    </style:style>
    <style:style style:name="P21" style:family="paragraph" style:parent-style-name="Standard" style:list-style-name="L5">
      <style:text-properties officeooo:paragraph-rsid="00389feb"/>
    </style:style>
    <style:style style:name="P22" style:family="paragraph" style:parent-style-name="Standard" style:list-style-name="L5">
      <style:text-properties officeooo:paragraph-rsid="0070bb29"/>
    </style:style>
    <style:style style:name="P23" style:family="paragraph" style:parent-style-name="Standard" style:list-style-name="L5">
      <style:text-properties style:text-line-through-style="solid" style:text-line-through-type="single" style:font-name="DejaVu Sans Condensed1" officeooo:paragraph-rsid="003a516d"/>
    </style:style>
    <style:style style:name="P24" style:family="paragraph" style:parent-style-name="Standard" style:list-style-name="L5">
      <style:text-properties officeooo:rsid="00714116" officeooo:paragraph-rsid="00714116"/>
    </style:style>
    <style:style style:name="T1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1" fo:font-size="12pt" fo:font-weight="normal" officeooo:rsid="0070bb29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389feb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714116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3a516d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815d20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bold" officeooo:rsid="00700311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1" fo:font-size="12pt" fo:font-weight="bold" officeooo:rsid="006b2331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1" fo:font-size="12pt" fo:font-weight="bold" officeooo:rsid="003a516d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1" fo:font-size="12pt" fo:font-weight="bold" officeooo:rsid="004b8878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1" fo:font-size="12pt" fo:font-weight="bold" officeooo:rsid="006f45ed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1" fo:font-size="12pt" fo:font-weight="bold" officeooo:rsid="003f5c45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1" fo:font-size="12pt" fo:font-weight="bold" officeooo:rsid="007f7548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5f939b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33e44b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normal" officeooo:rsid="0070bb29" style:font-size-asian="12pt" style:font-weight-asian="normal" style:font-size-complex="12pt" style:font-weight-complex="normal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6b2331" style:font-size-asian="12pt" style:font-size-complex="12pt"/>
    </style:style>
    <style:style style:name="T23" style:family="text">
      <style:text-properties fo:font-size="12pt" officeooo:rsid="006c5542" style:font-size-asian="12pt" style:font-size-complex="12pt"/>
    </style:style>
    <style:style style:name="T24" style:family="text">
      <style:text-properties fo:font-size="12pt" officeooo:rsid="0033e44b" style:font-size-asian="12pt" style:font-size-complex="12pt"/>
    </style:style>
    <style:style style:name="T25" style:family="text">
      <style:text-properties fo:font-size="12pt" officeooo:rsid="00700311" style:font-size-asian="12pt" style:font-size-complex="12pt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a516d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4a4922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3f7281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59593b" style:font-size-asian="12pt" style:font-weight-asian="normal" style:font-size-complex="12pt" style:font-weight-complex="normal"/>
    </style:style>
    <style:style style:name="T31" style:family="text">
      <style:text-properties style:text-line-through-style="solid" style:text-line-through-type="single" style:font-name="DejaVu Sans Condensed1" fo:font-size="12pt" fo:font-weight="normal" officeooo:rsid="0059593b" style:font-size-asian="12pt" style:font-weight-asian="normal" style:font-size-complex="12pt" style:font-weight-complex="normal"/>
    </style:style>
    <style:style style:name="T32" style:family="text">
      <style:text-properties style:text-line-through-style="solid" style:text-line-through-type="single" style:font-name="DejaVu Sans Condensed1" fo:font-size="12pt" fo:font-weight="normal" officeooo:rsid="003a516d" style:font-size-asian="12pt" style:font-weight-asian="normal" style:font-size-complex="12pt" style:font-weight-complex="normal"/>
    </style:style>
    <style:style style:name="T33" style:family="text">
      <style:text-properties style:text-line-through-style="solid" style:text-line-through-type="single" style:font-name="DejaVu Sans Condensed1" fo:font-size="12pt" fo:font-weight="normal" officeooo:rsid="004a4922" style:font-size-asian="12pt" style:font-weight-asian="normal" style:font-size-complex="12pt" style:font-weight-complex="normal"/>
    </style:style>
    <style:style style:name="T34" style:family="text">
      <style:text-properties style:text-line-through-style="solid" style:text-line-through-type="single" style:font-name="DejaVu Sans Condensed1" fo:font-size="12pt" fo:font-weight="bold" officeooo:rsid="003a516d" style:font-size-asian="12pt" style:font-weight-asian="bold" style:font-size-complex="12pt" style:font-weight-complex="bold"/>
    </style:style>
    <style:style style:name="T35" style:family="text">
      <style:text-properties officeooo:rsid="0077387a"/>
    </style:style>
    <style:style style:name="T36" style:family="text">
      <style:text-properties officeooo:rsid="00792577"/>
    </style:style>
    <style:style style:name="T37" style:family="text">
      <style:text-properties officeooo:rsid="007a51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0">3</text:span><text:span text:style-name="T11">0</text:span><text:span text:style-name="T12">1</text:span><text:span text:style-name="T13"> - </text:span><text:span text:style-name="T14">Ground</text:span><text:span text:style-name="T10"> - </text:span><text:span text:style-name="T15">Pre</text:span><text:span text:style-name="T10">f</text:span><text:span text:style-name="T16">light</text:span><text:span text:style-name="T17">,</text:span><text:span text:style-name="T18"> </text:span><text:span text:style-name="T19">Performance Limits</text:span></text:p>
      <text:p text:style-name="P1"/>
      <text:p text:style-name="P4"><text:span text:style-name="T22">PILOT </text:span><text:span text:style-name="T21">Before takeoff (hot start or auto </text:span><text:span text:style-name="T23">cold </text:span><text:span text:style-name="T21">started)</text:span><text:span text:style-name="T24"> -- </text:span><text:span text:style-name="T25">TODO</text:span></text:p>
      <text:list xml:id="list2983010844" text:style-name="L1">
        <text:list-item>
          <text:p text:style-name="P7"><text:span text:style-name="T24">R</text:span><text:span text:style-name="T21">WR</text:span></text:p>
        </text:list-item>
        <text:list-item>
          <text:p text:style-name="P8">IFF</text:p>
        </text:list-item>
        <text:list-item>
          <text:p text:style-name="P8">Lights<text:span text:style-name="T37"> (left console rear)</text:span></text:p>
        </text:list-item>
      </text:list>
      <text:list xml:id="list440804272" text:style-name="L2">
        <text:list-item>
          <text:list>
            <text:list-item>
              <text:p text:style-name="P9">SIGNAL knob controls warning/caution/advisory (WCA) lights. <text:s/>If FLOOD knob is turned up past midpoint, WCA lights will automatically be set to daytime brightness. <text:s/>To restore nighttime brightness, ensure FLOOD knob is set lower than halfway, then turn SIGNAL knob to RST position and then back down to desired nighttime brightness.</text:p>
            </text:list-item>
          </text:list>
        </text:list-item>
      </text:list>
      <text:list xml:id="list205856663605669" text:continue-list="list2983010844" text:style-name="L1">
        <text:list-item>
          <text:p text:style-name="P8">Radios</text:p>
        </text:list-item>
      </text:list>
      <text:list xml:id="list310524933" text:style-name="L3">
        <text:list-item>
          <text:list>
            <text:list-item>
              <text:p text:style-name="P10">Volume and squelch controls are on right console forward.</text:p>
            </text:list-item>
          </text:list>
        </text:list-item>
      </text:list>
      <text:list xml:id="list205855696332633" text:continue-list="list205856663605669" text:style-name="L1">
        <text:list-item>
          <text:p text:style-name="P8">Weapon switches</text:p>
        </text:list-item>
        <text:list-item>
          <text:p text:style-name="P8">HMD</text:p>
        </text:list-item>
        <text:list-item>
          <text:p text:style-name="P8">Navigation system</text:p>
        </text:list-item>
        <text:list-item>
          <text:p text:style-name="P8">Engine dust protection and de-icing systems</text:p>
          <text:list>
            <text:list-item>
              <text:p text:style-name="P11">Engine anti-ice should be activated if air temp is less than 41 deg F/5 deg C.</text:p>
            </text:list-item>
          </text:list>
        </text:list-item>
        <text:list-item>
          <text:p text:style-name="P12">Crew station heat and A/C</text:p>
        </text:list-item>
        <text:list-item>
          <text:p text:style-name="P13">Tail wheel ... Unlock</text:p>
        </text:list-item>
        <text:list-item>
          <text:p text:style-name="P13">Parking Brake ... Release</text:p>
        </text:list-item>
        <text:list-item>
          <text:p text:style-name="P13">POWER levers ... FLY</text:p>
        </text:list-item>
      </text:list>
      <text:p text:style-name="P3"/>
      <text:p text:style-name="P5"><text:span text:style-name="T8">GUNNER Before takeoff, for human gunner only -- </text:span><text:span text:style-name="T7">TODO</text:span></text:p>
      <text:list xml:id="list1973656682" text:style-name="L4">
        <text:list-item>
          <text:p text:style-name="P14">TADS</text:p>
        </text:list-item>
        <text:list-item>
          <text:p text:style-name="P15">...</text:p>
        </text:list-item>
      </text:list>
      <text:p text:style-name="P2"/>
      <text:p text:style-name="P2">Performance limits</text:p>
      <text:list xml:id="list2418209365" text:style-name="L5">
        <text:list-item>
          <text:p text:style-name="P23"><text:span text:style-name="T27">Max fully loaded speed: ~</text:span><text:span text:style-name="T28">31</text:span><text:span text:style-name="T27">0 kph </text:span><text:span text:style-name="T28">(167 kts) </text:span><text:span text:style-name="T29">(with </text:span><text:span text:style-name="T28">4x ATGM + 4x rocket pods or 8x ATGM + 2x rocket pods</text:span><text:span text:style-name="T29">)</text:span></text:p>
        </text:list-item>
        <text:list-item>
          <text:p text:style-name="P20"><text:span text:style-name="T9">Vne</text:span><text:span text:style-name="T5"> speed: </text:span><text:span text:style-name="T4">197 kts, or less depending on density altitude and temperature.</text:span><text:span text:style-name="T6"> <text:s/>Shown on PERF page.</text:span><text:span text:style-name="T4"> <text:s/></text:span><text:span text:style-name="T31">Retreating blade stall happens</text:span><text:span text:style-name="T32"> </text:span><text:span text:style-name="T34">~370 kph</text:span><text:span text:style-name="T32">, </text:span><text:span text:style-name="T31">m</text:span><text:span text:style-name="T33">ay roll uncontrollably to the right; flatten collective immediately to attempt recovery.</text:span></text:p>
        </text:list-item>
        <text:list-item>
          <text:p text:style-name="P19"><text:span text:style-name="T30">S</text:span><text:span text:style-name="T26">peeds:</text:span></text:p>
          <text:list>
            <text:list-item>
              <text:p text:style-name="P16">With symmetrical external tanks: 130 kts</text:p>
            </text:list-item>
            <text:list-item>
              <text:p text:style-name="P16">Stores jettison: 130 kts (minimize side slip)</text:p>
            </text:list-item>
            <text:list-item>
              <text:p text:style-name="P16">External tank jettison: 100 kts</text:p>
            </text:list-item>
            <text:list-item>
              <text:p text:style-name="P16">Sideways/backwards flight: 45 kts</text:p>
            </text:list-item>
            <text:list-item>
              <text:p text:style-name="P16">Searchlight:</text:p>
              <text:list>
                <text:list-item>
                  <text:p text:style-name="P16">Moving light: 90 kts</text:p>
                </text:list-item>
                <text:list-item>
                  <text:p text:style-name="P16">Not moving: 200 kts</text:p>
                </text:list-item>
              </text:list>
            </text:list-item>
          </text:list>
        </text:list-item>
        <text:list-item>
          <text:p text:style-name="P21"><text:span text:style-name="T2">NR (rotor RPM) limits</text:span><text:span text:style-name="T3">:</text:span></text:p>
          <text:list>
            <text:list-item>
              <text:p text:style-name="P17">Max: 110%</text:p>
            </text:list-item>
            <text:list-item>
              <text:p text:style-name="P17">Transient: 106-110% (high rotor warning light at 106+%)</text:p>
            </text:list-item>
            <text:list-item>
              <text:p text:style-name="P18">Normal: 95-105%</text:p>
            </text:list-item>
            <text:list-item>
              <text:p text:style-name="P18">Transient: 0-94%</text:p>
            </text:list-item>
          </text:list>
        </text:list-item>
        <text:list-item>
          <text:p text:style-name="P21"><text:span text:style-name="T2">T700-GE-701C engine TGT </text:span><text:span text:style-name="T3">limits:</text:span></text:p>
          <text:list>
            <text:list-item>
              <text:p text:style-name="P22"><text:span text:style-name="T3">M</text:span><text:span text:style-name="T2">ax: 949 </text:span><text:span text:style-name="T20">°</text:span><text:span text:style-name="T2">C</text:span></text:p>
            </text:list-item>
            <text:list-item>
              <text:p text:style-name="P22"><text:span text:style-name="T2">Single engine transient: 897-949 </text:span><text:span text:style-name="T20">°</text:span><text:span text:style-name="T2">C, 12 sec</text:span></text:p>
            </text:list-item>
            <text:list-item>
              <text:p text:style-name="P22"><text:span text:style-name="T2">Single engine contingency: 879-896 </text:span><text:span text:style-name="T20">°</text:span><text:span text:style-name="T2">C, 2.5 min</text:span></text:p>
            </text:list-item>
            <text:list-item>
              <text:p text:style-name="P22"><text:span text:style-name="T2">Intermediate rated power: 871-878 </text:span><text:span text:style-name="T20">°</text:span><text:span text:style-name="T2">C, 10 min</text:span></text:p>
            </text:list-item>
            <text:list-item>
              <text:p text:style-name="P22"><text:span text:style-name="T2">Maximum during start: 851 </text:span><text:span text:style-name="T20">°</text:span><text:span text:style-name="T2">C</text:span></text:p>
            </text:list-item>
            <text:list-item>
              <text:p text:style-name="P22"><text:span text:style-name="T2">Intermediate rated power: 811-870 </text:span><text:span text:style-name="T20">°</text:span><text:span text:style-name="T2">C, 30 min</text:span></text:p>
            </text:list-item>
            <text:list-item>
              <text:p text:style-name="P22"><text:span text:style-name="T2">Max continuous: 810 </text:span><text:span text:style-name="T20">°</text:span><text:span text:style-name="T2">C</text:span></text:p>
            </text:list-item>
            <text:list-item>
              <text:p text:style-name="P22"><text:span text:style-name="T2">Normal: 0-810 </text:span><text:span text:style-name="T20">°</text:span><text:span text:style-name="T2">C</text:span></text:p>
            </text:list-item>
          </text:list>
        </text:list-item>
        <text:list-item>
          <text:p text:style-name="P24"><text:span text:style-name="T2">T</text:span><text:span text:style-name="T1">orque limits:</text:span></text:p>
          <text:list>
            <text:list-item>
              <text:p text:style-name="P16">Max: 115%</text:p>
            </text:list-item>
            <text:list-item>
              <text:p text:style-name="P16">Transient: 101-115%<text:span text:style-name="T35"> (6 sec</text:span><text:span text:style-name="T36">)</text:span></text:p>
            </text:list-item>
            <text:list-item>
              <text:p text:style-name="P16">Normal: 0-100%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04T20:58:55.067000000</dc:date>
    <meta:editing-duration>PT13H24M46S</meta:editing-duration>
    <meta:editing-cycles>9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9" meta:word-count="349" meta:character-count="1920" meta:non-whitespace-character-count="1661"/>
  </office:meta>
</office:document-meta>
</file>